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8080" draw:textarea-horizontal-align="justify" draw:textarea-vertical-align="middle" draw:auto-grow-height="false" fo:min-height="0cm" fo:min-width="0cm" draw:shadow="hidden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draw:shadow="hidden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11" style:family="graphic" style:parent-style-name="standard">
      <style:graphic-properties draw:stroke="none" svg:stroke-color="#000000" draw:fill="none" draw:fill-color="#ffffff" fo:min-height="0.508cm" draw:shadow="hidden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cm" fo:min-width="0cm" draw:shadow="hidden"/>
    </style:style>
    <style:style style:name="gr1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7pt"/>
    </style:style>
    <style:style style:name="P5" style:family="paragraph">
      <style:text-properties fo:font-size="7pt"/>
    </style:style>
    <style:style style:name="P6" style:family="paragraph">
      <style:paragraph-properties fo:margin-left="0cm" fo:margin-right="0cm" fo:text-align="center" fo:text-indent="0cm"/>
      <style:text-properties fo:font-size="10pt"/>
    </style:style>
    <style:style style:name="P7" style:family="paragraph">
      <style:paragraph-properties fo:margin-left="0cm" fo:margin-right="0cm" fo:text-indent="0cm"/>
      <style:text-properties fo:font-size="10pt"/>
    </style:style>
    <style:style style:name="P8" style:family="paragraph"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size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2" draw:layer="layout" svg:width="4.451cm" svg:height="1.052cm" svg:x="5.623cm" svg:y="4.088cm">
          <text:p text:style-name="P1"><text:span text:style-name="T1">The Meta-Environment</text:span></text:p>
        </draw:rect>
        <draw:g draw:id="id1">
          <draw:custom-shape draw:style-name="gr2" draw:text-style-name="P2" draw:layer="layout" svg:width="1.089cm" svg:height="1.257cm" svg:x="3.252cm" svg:y="4.017cm">
            <text:p text:style-name="P1"><text:span text:style-name="T1">Input</text:span></text:p>
            <text:p text:style-name="P1"><text:span text:style-name="T1">term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 draw:id="id3">
          <draw:g>
            <draw:custom-shape draw:style-name="gr3" draw:text-style-name="P3" draw:layer="layout" svg:width="2.165cm" svg:height="1.56cm" svg:x="7.183cm" svg:y="0.754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4" draw:text-style-name="P5" draw:layer="layout" svg:width="2.547cm" svg:height="1.626cm" svg:x="6.979cm" svg:y="0.668cm">
              <draw:text-box>
                <text:p text:style-name="P4"><text:span text:style-name="T2">module Mn</text:span></text:p>
                <text:p text:style-name="P4"><text:span text:style-name="T2">context-free syntax</text:span></text:p>
                <text:p text:style-name="P4"><text:span text:style-name="T2">...</text:span></text:p>
                <text:p text:style-name="P4"><text:span text:style-name="T2">equations</text:span></text:p>
                <text:p text:style-name="P4"><text:span text:style-name="T2">...</text:span></text:p>
              </draw:text-box>
            </draw:frame>
          </draw:g>
          <draw:g>
            <draw:custom-shape draw:style-name="gr3" draw:text-style-name="P3" draw:layer="layout" svg:width="2.165cm" svg:height="1.56cm" svg:x="6.761cm" svg:y="1.067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4" draw:text-style-name="P5" draw:layer="layout" svg:width="2.547cm" svg:height="1.626cm" svg:x="6.568cm" svg:y="1.017cm">
              <draw:text-box>
                <text:p text:style-name="P4"><text:span text:style-name="T2">module M2</text:span></text:p>
                <text:p text:style-name="P4"><text:span text:style-name="T2">context-free syntax</text:span></text:p>
                <text:p text:style-name="P4"><text:span text:style-name="T2">...</text:span></text:p>
                <text:p text:style-name="P4"><text:span text:style-name="T2">equations</text:span></text:p>
                <text:p text:style-name="P4"><text:span text:style-name="T2">...</text:span></text:p>
              </draw:text-box>
            </draw:frame>
          </draw:g>
          <draw:g>
            <draw:custom-shape draw:style-name="gr3" draw:text-style-name="P3" draw:layer="layout" svg:width="2.165cm" svg:height="1.56cm" svg:x="6.335cm" svg:y="1.442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4" draw:text-style-name="P5" draw:layer="layout" svg:width="2.547cm" svg:height="1.626cm" svg:x="6.142cm" svg:y="1.392cm">
              <draw:text-box>
                <text:p text:style-name="P4"><text:span text:style-name="T2">module M1</text:span></text:p>
                <text:p text:style-name="P4"><text:span text:style-name="T2">context-free syntax</text:span></text:p>
                <text:p text:style-name="P4"><text:span text:style-name="T2">...</text:span></text:p>
                <text:p text:style-name="P4"><text:span text:style-name="T2">equations</text:span></text:p>
                <text:p text:style-name="P4"><text:span text:style-name="T2">...</text:span></text:p>
              </draw:text-box>
            </draw:frame>
          </draw:g>
        </draw:g>
        <draw:custom-shape draw:style-name="gr5" draw:text-style-name="P6" draw:id="id4" draw:layer="layout" svg:width="1.899cm" svg:height="1.088cm" svg:x="4.523cm" svg:y="6.096cm">
          <text:p text:style-name="P6"><text:span text:style-name="T1">Errors &amp; </text:span></text:p>
          <text:p text:style-name="P6"><text:span text:style-name="T1">warn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3" draw:layer="layout" draw:type="line" svg:x1="4.427cm" svg:y1="4.619cm" svg:x2="5.623cm" svg:y2="4.614cm" draw:start-shape="id1" draw:start-glue-point="1" draw:end-shape="id2" draw:end-glue-point="3">
          <text:p/>
        </draw:connector>
        <draw:connector draw:style-name="gr6" draw:text-style-name="P3" draw:layer="layout" draw:type="line" svg:x1="7.834cm" svg:y1="3.018cm" svg:x2="7.848cm" svg:y2="4.088cm" draw:start-shape="id3" draw:end-shape="id2">
          <text:p/>
        </draw:connector>
        <draw:connector draw:style-name="gr7" draw:text-style-name="P3" draw:layer="layout" draw:type="line" svg:x1="6.18cm" svg:y1="5.165cm" svg:x2="5.472cm" svg:y2="6.096cm" draw:end-shape="id4" draw:end-glue-point="4">
          <text:p/>
        </draw:connector>
        <draw:connector draw:style-name="gr7" draw:text-style-name="P3" draw:layer="layout" draw:type="line" svg:x1="10.074cm" svg:y1="4.614cm" svg:x2="10.944cm" svg:y2="4.608cm" draw:start-shape="id2" draw:start-glue-point="1" draw:end-shape="id5" draw:end-glue-point="5">
          <text:p/>
        </draw:connector>
        <draw:g>
          <draw:custom-shape draw:style-name="gr8" draw:text-style-name="P2" draw:id="id5" draw:layer="layout" svg:width="1.113cm" svg:height="1.379cm" svg:x="10.944cm" svg:y="3.919cm">
            <text:p text:style-name="P1"><text:span text:style-name="T1">Output</text:span></text:p>
            <text:p text:style-name="P1"><text:span text:style-name="T1">term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9" draw:text-style-name="P6" draw:id="id6" draw:layer="layout" svg:width="2.31cm" svg:height="1.113cm" svg:x="6.906cm" svg:y="6.082cm">
          <text:p text:style-name="P6"><text:span text:style-name="T1">Compiled</text:span></text:p>
          <text:p text:style-name="P6"><text:span text:style-name="T1">specification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6" draw:id="id7" draw:layer="layout" svg:width="1.427cm" svg:height="1.101cm" svg:x="9.53cm" svg:y="6.084cm">
          <text:p text:style-name="P6"><text:span text:style-name="T1">Parse</text:span></text:p>
          <text:p text:style-name="P6"><text:span text:style-name="T1">tab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0" draw:text-style-name="P3" draw:layer="layout" draw:type="line" svg:x1="7.704cm" svg:y1="5.153cm" svg:x2="8.06cm" svg:y2="6.082cm" draw:end-shape="id6" draw:end-glue-point="4">
          <text:p/>
        </draw:connector>
        <draw:connector draw:style-name="gr10" draw:text-style-name="P3" draw:layer="layout" draw:type="line" svg:x1="9.264cm" svg:y1="5.165cm" svg:x2="10.243cm" svg:y2="6.084cm" draw:end-shape="id7" draw:end-glue-point="4">
          <text:p/>
        </draw:connector>
        <draw:frame draw:style-name="gr11" draw:text-style-name="P7" draw:layer="layout" svg:width="13.388cm" svg:height="0.758cm" svg:x="1.404cm" svg:y="7.475cm">
          <draw:text-box>
            <text:p text:style-name="P7"><text:span text:style-name="T1">Key <text:s text:c="14"/>= text document, <text:s text:c="15"/>= interactive editing, <text:s text:c="9"/>generates</text:span></text:p>
          </draw:text-box>
        </draw:frame>
        <draw:custom-shape draw:style-name="gr12" draw:text-style-name="P3" draw:layer="layout" svg:width="0.423cm" svg:height="0.58cm" svg:x="2.927cm" svg:y="7.57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3" draw:text-style-name="P3" draw:layer="layout" svg:x1="6.567cm" svg:y1="7.838cm" svg:x2="7.656cm" svg:y2="7.838cm">
          <text:p/>
        </draw:line>
        <draw:line draw:style-name="gr10" draw:text-style-name="P3" draw:layer="layout" svg:x1="11.103cm" svg:y1="7.826cm" svg:x2="11.805cm" svg:y2="7.826cm">
          <text:p/>
        </draw:line>
        <draw:frame draw:style-name="gr14" draw:text-style-name="P8" draw:layer="layout" svg:width="2.09cm" svg:height="1.039cm" svg:x="9.47cm" svg:y="0.75cm">
          <draw:text-box>
            <text:p text:style-name="P7"><text:span text:style-name="T1">ASF+SDF</text:span></text:p>
            <text:p text:style-name="P7"><text:span text:style-name="T1">modu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6-10-15T12:42:37</dc:date>
    <dc:language>en-US</dc:language>
    <meta:editing-cycles>11</meta:editing-cycles>
    <meta:editing-duration>P1DT3H17M3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